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left" draw:textarea-vertical-align="top" fo:padding-top="0.254cm" fo:padding-bottom="0.254cm"/>
    </style:style>
    <style:style style:name="gr2" style:family="graphic" style:parent-style-name="standard">
      <style:graphic-properties draw:stroke="none" svg:stroke-color="#eeeeee" draw:fill-color="#eeeeee" draw:textarea-horizontal-align="left" draw:textarea-vertical-align="top" fo:padding-top="0.254cm" fo:padding-bottom="0.254cm"/>
    </style:style>
    <style:style style:name="gr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842cm" fo:min-width="0cm" fo:padding-top="0.254cm" fo:padding-bottom="0.254cm"/>
    </style:style>
    <style:style style:name="gr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842cm" fo:min-width="0cm" fo:padding-top="0.254cm" fo:padding-bottom="0.254cm"/>
    </style:style>
    <style:style style:name="gr7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5.846cm" fo:min-width="0cm" fo:padding-top="0.254cm" fo:padding-bottom="0.254cm"/>
    </style:style>
    <style:style style:name="pr1" style:family="presentation" style:parent-style-name="Default-title">
      <style:graphic-properties draw:textarea-horizontal-align="left" draw:textarea-vertical-align="top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.127cm" fo:margin-right="0.127cm" fo:margin-top="0cm" fo:margin-bottom="0cm" fo:text-align="start" fo:text-indent="0cm"/>
    </style:style>
    <style:style style:name="P2" style:family="paragraph">
      <style:paragraph-properties fo:margin-left="0.127cm" fo:margin-right="0.127cm" fo:margin-top="0cm" fo:margin-bottom="0cm" fo:text-align="start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Model" draw:style-name="dp1" draw:master-page-name="Default" presentation:presentation-page-layout-name="AL1T19">
        <draw:rect draw:style-name="gr1" draw:text-style-name="P2" xml:id="id1" draw:id="id1" draw:layer="layout" svg:width="5.334cm" svg:height="3.556cm" svg:x="3.556cm" svg:y="4.064cm">
          <text:p text:style-name="P1"><text:span text:style-name="T1">Session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Date</text:span></text:p>
            </text:list-item>
            <text:list-item>
              <text:p text:style-name="P1"><text:span text:style-name="T2">Notes</text:span></text:p>
            </text:list-item>
          </text:list>
        </draw:rect>
        <draw:rect draw:style-name="gr2" draw:text-style-name="P2" xml:id="id3" draw:id="id3" draw:layer="layout" svg:width="5.334cm" svg:height="3.556cm" svg:x="5.588cm" svg:y="15.494cm">
          <text:p text:style-name="P1"><text:span text:style-name="T1">Shot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Shot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2" draw:text-style-name="P2" xml:id="id4" draw:id="id4" draw:layer="layout" svg:width="5.334cm" svg:height="3.556cm" svg:x="18.542cm" svg:y="15.494cm">
          <text:p text:style-name="P1"><text:span text:style-name="T1">Round (Fact)</text:span></text:p>
          <text:list text:style-name="L1">
            <text:list-item>
              <text:p text:style-name="P1"><text:span text:style-name="T2">End ID</text:span></text:p>
            </text:list-item>
            <text:list-item>
              <text:p text:style-name="P1"><text:span text:style-name="T2">Round ID</text:span></text:p>
            </text:list-item>
            <text:list-item>
              <text:p text:style-name="P1"><text:span text:style-name="T2">Score</text:span></text:p>
            </text:list-item>
          </text:list>
        </draw:rect>
        <draw:rect draw:style-name="gr1" draw:text-style-name="P2" xml:id="id2" draw:id="id2" draw:layer="layout" svg:width="5.334cm" svg:height="3.556cm" svg:x="11.43cm" svg:y="9.398cm">
          <text:p text:style-name="P1"><text:span text:style-name="T1">End (Dimension)</text:span></text:p>
          <text:list text:style-name="L1">
            <text:list-item>
              <text:p text:style-name="P1"><text:span text:style-name="T2">Session ID</text:span></text:p>
            </text:list-item>
            <text:list-item>
              <text:p text:style-name="P1"><text:span text:style-name="T2">End ID</text:span></text:p>
            </text:list-item>
            <text:list-item>
              <text:p text:style-name="P1"><text:span text:style-name="T2">End</text:span></text:p>
            </text:list-item>
            <text:list-item>
              <text:p text:style-name="P1"><text:span text:style-name="T2">% of session raw</text:span></text:p>
            </text:list-item>
            <text:list-item>
              <text:p text:style-name="P1"><text:span text:style-name="T2">% of session bucket</text:span></text:p>
            </text:list-item>
          </text:list>
        </draw:rect>
        <draw:connector draw:style-name="gr3" draw:text-style-name="P4" draw:layer="layout" svg:x1="6.223cm" svg:y1="7.62cm" svg:x2="14.097cm" svg:y2="9.398cm" draw:start-shape="id1" draw:start-glue-point="2" draw:end-shape="id2" draw:end-glue-point="0" svg:d="M6223 7620v889h7874v889">
          <text:p text:style-name="P3"><text:span text:style-name="T3">Session ID</text:span></text:p>
        </draw:connector>
        <draw:connector draw:style-name="gr3" draw:text-style-name="P4" draw:layer="layout" svg:x1="14.097cm" svg:y1="12.954cm" svg:x2="8.255cm" svg:y2="15.494cm" draw:start-shape="id2" draw:start-glue-point="2" draw:end-shape="id3" svg:d="M14097 12954v1270h-5842v1270">
          <text:p text:style-name="P3"><text:span text:style-name="T3">End ID</text:span></text:p>
        </draw:connector>
        <draw:connector draw:style-name="gr3" draw:text-style-name="P4" draw:layer="layout" svg:x1="14.097cm" svg:y1="12.954cm" svg:x2="21.209cm" svg:y2="15.494cm" draw:start-shape="id2" draw:start-glue-point="2" draw:end-shape="id4" svg:d="M14097 12954v1270h7112v1270">
          <text:p text:style-name="P3"><text:span text:style-name="T3">End ID</text:span></text:p>
        </draw:connector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Data Model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Summaries" draw:style-name="dp1" draw:master-page-name="Default" presentation:presentation-page-layout-name="AL1T19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Page Summaries: main questions and potential analytical approaches</text:p>
          </draw:text-box>
        </draw:frame>
        <draw:frame draw:style-name="gr5" draw:text-style-name="P1" draw:layer="layout" svg:width="7.874cm" svg:height="6.35cm" svg:x="1.524cm" svg:y="3.556cm">
          <draw:text-box>
            <text:p text:style-name="P1"><text:span text:style-name="T1">1. Overview</text:span></text:p>
            <text:list text:style-name="L1">
              <text:list-item>
                <text:p text:style-name="P1"><text:span text:style-name="T2">How am I shooting?</text:span></text:p>
              </text:list-item>
              <text:list-item>
                <text:p text:style-name="P1"><text:span text:style-name="T2">Progress over time</text:span></text:p>
              </text:list-item>
              <text:list-item>
                <text:p text:style-name="P1"><text:span text:style-name="T2">Maybe toggle between average shot score and score out of 300</text:span></text:p>
              </text:list-item>
            </text:list>
          </draw:text-box>
        </draw:frame>
        <draw:frame draw:style-name="gr6" draw:text-style-name="P1" draw:layer="layout" svg:width="7.874cm" svg:height="6.35cm" svg:x="18.725cm" svg:y="3.556cm">
          <draw:text-box>
            <text:p text:style-name="P1"><text:span text:style-name="T1">3. Shot Score Detail</text:span></text:p>
            <text:list text:style-name="L1">
              <text:list-item>
                <text:p text:style-name="P1"><text:span text:style-name="T2">What's behind my average scores? Am I hitting a lot of 9s and 10s to balance out some wild shots or am I consistently accurate?</text:span></text:p>
              </text:list-item>
              <text:list-item>
                <text:p text:style-name="P1"><text:span text:style-name="T2">Heatmaps or histograms</text:span></text:p>
              </text:list-item>
              <text:list-item>
                <text:p text:style-name="P1"><text:span text:style-name="T2">Maybe compare averages over last month, 3 months, all-time</text:span></text:p>
              </text:list-item>
            </text:list>
          </draw:text-box>
        </draw:frame>
        <draw:frame draw:style-name="gr7" draw:text-style-name="P1" draw:layer="layout" svg:width="7.874cm" svg:height="6.354cm" svg:x="18.796cm" svg:y="10.668cm">
          <draw:text-box>
            <text:p text:style-name="P1"><text:span text:style-name="T1">6. Shot Placement</text:span></text:p>
            <text:list text:style-name="L1">
              <text:list-item>
                <text:p text:style-name="P1"><text:span text:style-name="T2">Are my shots offset in a particular vertical or horizontal direction? Is there a mechanical adjustment I can make to improve my scores?</text:span></text:p>
              </text:list-item>
              <text:list-item>
                <text:p text:style-name="P1"><text:span text:style-name="T2">Scatterplot</text:span></text:p>
              </text:list-item>
              <text:list-item>
                <text:p text:style-name="P1"><text:span text:style-name="T2">Maybe create an area blob from a point mass</text:span></text:p>
              </text:list-item>
              <text:list-item>
                <text:p text:style-name="P1"><text:span text:style-name="T2">Maybe identify outlier points</text:span></text:p>
              </text:list-item>
              <text:list-item>
                <text:p text:style-name="P1"><text:span text:style-name="T2">Needs python processing of target images</text:span></text:p>
              </text:list-item>
            </text:list>
          </draw:text-box>
        </draw:frame>
        <draw:frame draw:style-name="gr6" draw:text-style-name="P1" draw:layer="layout" svg:width="7.874cm" svg:height="6.35cm" svg:x="10.16cm" svg:y="10.676cm">
          <draw:text-box>
            <text:p text:style-name="P1"><text:span text:style-name="T1">5. Fatigue</text:span></text:p>
            <text:list text:style-name="L1">
              <text:list-item>
                <text:p text:style-name="P1"><text:span text:style-name="T2">Do I score worse shooting more ends/shots? What is the optimal number of days rest between shooting?</text:span></text:p>
              </text:list-item>
              <text:list-item>
                <text:p text:style-name="P1"><text:span text:style-name="T2">Bar or line charts</text:span></text:p>
              </text:list-item>
              <text:list-item>
                <text:p text:style-name="P1"><text:span text:style-name="T2">Measure deviation from average score to account for general improvement over time</text:span></text:p>
              </text:list-item>
            </text:list>
          </draw:text-box>
        </draw:frame>
        <draw:frame draw:style-name="gr7" draw:text-style-name="P1" draw:layer="layout" svg:width="7.874cm" svg:height="6.354cm" svg:x="10.16cm" svg:y="3.556cm">
          <draw:text-box>
            <text:p text:style-name="P1"><text:span text:style-name="T1">2. Best Rounds</text:span></text:p>
            <text:list text:style-name="L1">
              <text:list-item>
                <text:p text:style-name="P1"><text:span text:style-name="T2">What are my best round scores and how do they compare to my average scores for a whole session? When do I hit my stride and score my best rounds?</text:span></text:p>
              </text:list-item>
              <text:list-item>
                <text:p text:style-name="P1"><text:span text:style-name="T2">Line or bar charts</text:span></text:p>
              </text:list-item>
            </text:list>
          </draw:text-box>
        </draw:frame>
        <draw:frame draw:style-name="gr6" draw:text-style-name="P1" draw:layer="layout" svg:width="7.874cm" svg:height="6.35cm" svg:x="1.524cm" svg:y="10.668cm">
          <draw:text-box>
            <text:p text:style-name="P1"><text:span text:style-name="T1">4. Major Adjustments</text:span></text:p>
            <text:list text:style-name="L1">
              <text:list-item>
                <text:p text:style-name="P1"><text:span text:style-name="T2">What impact did my biggest adjustments have on my shooting? Which one(s) made the biggest difference?</text:span></text:p>
              </text:list-item>
              <text:list-item>
                <text:p text:style-name="P1"><text:span text:style-name="T2">Bar charts or KPI cards</text:span></text:p>
              </text:list-item>
              <text:list-item>
                <text:p text:style-name="P1"><text:span text:style-name="T2">Calculate average score before change and compare to average score a specified length of time after change</text:span></text:p>
              </text:list-item>
              <text:list-item>
                <text:p text:style-name="P1"><text:span text:style-name="T2">Can also plot against a full timeline of score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late" draw:style-name="dp1" draw:master-page-name="Default" presentation:presentation-page-layout-name="AL1T19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Title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24-08-15T14:23:53.80</meta:creation-date>
    <meta:editing-duration>P1DT23H43M30S</meta:editing-duration>
    <meta:editing-cycles>10</meta:editing-cycles>
    <dc:date>2024-08-24T23:00:14.11</dc:date>
    <dc:creator>Lukas Wadya</dc:creator>
    <meta:generator>OpenOffice/4.1.15$Win32 OpenOffice.org_project/4115m2$Build-9813</meta:generator>
    <meta:document-statistic meta:object-count="43"/>
  </office:meta>
</office:document-meta>
</file>